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0039" officeooo:paragraph-rsid="001a00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Τεχνολογίες που χρησιμοποιήθηκαν: Η εφαρμογη υπακούει στην REST αρχιτεκοτνικη. Στο backend αναπτύξαμε την εφαρμογη στο eclipse με JPA ενω στο Frontend angular6.</text:p>
      <text:p text:style-name="P1"/>
      <text:p text:style-name="P1">Βαση: Στο παραδοτέο εχουμε ενα .mwb αρχειο <text:s/>που περιέχει το EER διαγραμμα της βάσης μας καθως και το script <text:s/>για την δημιουργια τη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4:00:47.831369382</meta:creation-date>
    <dc:date>2018-09-20T14:08:37.138464038</dc:date>
    <meta:editing-duration>PT7M49S</meta:editing-duration>
    <meta:editing-cycles>1</meta:editing-cycles>
    <meta:document-statistic meta:table-count="0" meta:image-count="0" meta:object-count="0" meta:page-count="1" meta:paragraph-count="2" meta:word-count="45" meta:character-count="292" meta:non-whitespace-character-count="247"/>
    <meta:generator>LibreOffice/5.1.6.2$Linux_X86_64 LibreOffice_project/10m0$Build-2</meta:generator>
  </office:meta>
</office:document-meta>
</file>